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2" fo:font-size="14pt" fo:letter-spacing="normal" fo:font-weight="normal" officeooo:rsid="00083f71" officeooo:paragraph-rsid="0006b416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variant="normal" fo:text-transform="none" fo:color="#202122" fo:font-size="14pt" fo:letter-spacing="normal" fo:font-weight="normal" officeooo:rsid="0019dfb9" officeooo:paragraph-rsid="0019dfb9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06b416" officeooo:paragraph-rsid="0006b416" style:font-size-asian="14pt" style:font-size-complex="14pt"/>
    </style:style>
    <style:style style:name="P4" style:family="paragraph" style:parent-style-name="Standard">
      <style:text-properties fo:font-size="14pt" officeooo:rsid="0009d149" officeooo:paragraph-rsid="0014dce6" style:font-size-asian="14pt" style:font-size-complex="14pt"/>
    </style:style>
    <style:style style:name="P5" style:family="paragraph" style:parent-style-name="Standard">
      <style:text-properties fo:font-size="14pt" officeooo:rsid="000f8e96" officeooo:paragraph-rsid="0012f21f" style:font-size-asian="14pt" style:font-size-complex="14pt"/>
    </style:style>
    <style:style style:name="P6" style:family="paragraph" style:parent-style-name="Standard">
      <style:text-properties fo:font-size="14pt" officeooo:paragraph-rsid="0019dfb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ce181e" fo:font-size="14pt" fo:font-weight="bold" officeooo:rsid="0022a01e" officeooo:paragraph-rsid="0003e61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4pt" fo:font-weight="bold" officeooo:rsid="0022c798" officeooo:paragraph-rsid="0022c79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paragraph-rsid="0028f098" style:font-size-asian="14pt" style:font-size-complex="14pt"/>
    </style:style>
    <style:style style:name="P10" style:family="paragraph" style:parent-style-name="Standard">
      <style:text-properties fo:font-size="14pt" officeooo:paragraph-rsid="002b8006" style:font-size-asian="14pt" style:font-size-complex="14pt"/>
    </style:style>
    <style:style style:name="P11" style:family="paragraph" style:parent-style-name="Standard">
      <style:text-properties fo:font-size="14pt" officeooo:rsid="000f8e96" officeooo:paragraph-rsid="0012f21f" style:font-size-asian="14pt" style:font-size-complex="14pt"/>
    </style:style>
    <style:style style:name="P12" style:family="paragraph" style:parent-style-name="Standard">
      <style:text-properties fo:font-size="14pt" officeooo:rsid="000f8e96" officeooo:paragraph-rsid="0009d149" style:font-size-asian="14pt" style:font-size-complex="14pt"/>
    </style:style>
    <style:style style:name="P13" style:family="paragraph" style:parent-style-name="Standard">
      <style:text-properties fo:font-size="14pt" officeooo:paragraph-rsid="001bfe1d" style:font-size-asian="14pt" style:font-size-complex="14pt"/>
    </style:style>
    <style:style style:name="P14" style:family="paragraph" style:parent-style-name="Standard">
      <style:text-properties fo:font-size="14pt" officeooo:rsid="0009d149" officeooo:paragraph-rsid="0014dce6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fo:font-size="14pt" fo:font-weight="normal" officeooo:rsid="0024b4ce" officeooo:paragraph-rsid="0028bcfc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variant="normal" fo:text-transform="none" fo:color="#202122" fo:font-size="14pt" fo:letter-spacing="normal" fo:font-weight="normal" officeooo:rsid="00149419" officeooo:paragraph-rsid="00149419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202122" fo:font-size="14pt" fo:letter-spacing="normal" fo:font-weight="normal" officeooo:rsid="00173140" officeooo:paragraph-rsid="003632a9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202122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202122" fo:letter-spacing="normal" fo:font-weight="normal" officeooo:rsid="000bb326" style:font-weight-asian="normal" style:font-weight-complex="normal"/>
    </style:style>
    <style:style style:name="T3" style:family="text">
      <style:text-properties fo:font-variant="normal" fo:text-transform="none" fo:color="#202122" fo:letter-spacing="normal" fo:font-weight="normal" officeooo:rsid="0019dfb9" style:font-weight-asian="normal" style:font-weight-complex="normal"/>
    </style:style>
    <style:style style:name="T4" style:family="text">
      <style:text-properties fo:font-variant="normal" fo:text-transform="none" fo:color="#202122" fo:letter-spacing="normal" fo:font-weight="normal" officeooo:rsid="002a9664" style:font-weight-asian="normal" style:font-weight-complex="normal"/>
    </style:style>
    <style:style style:name="T5" style:family="text">
      <style:text-properties fo:font-variant="normal" fo:text-transform="none" fo:color="#202122" fo:letter-spacing="normal" fo:font-weight="normal" officeooo:rsid="002b8006" style:font-weight-asian="normal" style:font-weight-complex="normal"/>
    </style:style>
    <style:style style:name="T6" style:family="text">
      <style:text-properties fo:font-variant="normal" fo:text-transform="none" fo:color="#202122" fo:letter-spacing="normal" fo:font-weight="normal" officeooo:rsid="002dc47e" style:font-weight-asian="normal" style:font-weight-complex="normal"/>
    </style:style>
    <style:style style:name="T7" style:family="text">
      <style:text-properties fo:font-variant="normal" fo:text-transform="none" fo:color="#202122" fo:letter-spacing="normal" fo:font-weight="normal" officeooo:rsid="002e3470" style:font-weight-asian="normal" style:font-weight-complex="normal"/>
    </style:style>
    <style:style style:name="T8" style:family="text">
      <style:text-properties fo:font-variant="normal" fo:text-transform="none" fo:color="#202122" fo:letter-spacing="normal" fo:font-weight="normal" officeooo:rsid="002fe2dd" style:font-weight-asian="normal" style:font-weight-complex="normal"/>
    </style:style>
    <style:style style:name="T9" style:family="text">
      <style:text-properties fo:font-variant="normal" fo:text-transform="none" fo:color="#202122" fo:letter-spacing="normal" fo:font-weight="normal" officeooo:rsid="0031b8f9" style:font-weight-asian="normal" style:font-weight-complex="normal"/>
    </style:style>
    <style:style style:name="T10" style:family="text">
      <style:text-properties fo:font-variant="normal" fo:text-transform="none" fo:color="#202122" fo:letter-spacing="normal" fo:font-weight="normal" officeooo:rsid="00329892" style:font-weight-asian="normal" style:font-weight-complex="normal"/>
    </style:style>
    <style:style style:name="T11" style:family="text">
      <style:text-properties fo:font-variant="normal" fo:text-transform="none" fo:color="#202122" fo:letter-spacing="normal" fo:font-weight="normal" officeooo:rsid="0034551f" style:font-weight-asian="normal" style:font-weight-complex="normal"/>
    </style:style>
    <style:style style:name="T12" style:family="text">
      <style:text-properties fo:font-variant="normal" fo:text-transform="none" fo:color="#202122" fo:letter-spacing="normal" fo:font-weight="normal" officeooo:rsid="0035e891" style:font-weight-asian="normal" style:font-weight-complex="normal"/>
    </style:style>
    <style:style style:name="T13" style:family="text">
      <style:text-properties fo:font-variant="normal" fo:text-transform="none" fo:color="#202122" fo:letter-spacing="normal" fo:font-weight="normal" officeooo:rsid="003632a9" style:font-weight-asian="normal" style:font-weight-complex="normal"/>
    </style:style>
    <style:style style:name="T14" style:family="text">
      <style:text-properties fo:font-variant="normal" fo:text-transform="none" fo:color="#202122" fo:letter-spacing="normal" fo:font-weight="normal" officeooo:rsid="0037af28" style:font-weight-asian="normal" style:font-weight-complex="normal"/>
    </style:style>
    <style:style style:name="T15" style:family="text">
      <style:text-properties fo:font-variant="normal" fo:text-transform="none" fo:color="#202122" fo:letter-spacing="normal" fo:font-weight="normal" officeooo:rsid="0037ec22" style:font-weight-asian="normal" style:font-weight-complex="normal"/>
    </style:style>
    <style:style style:name="T16" style:family="text">
      <style:text-properties fo:font-variant="normal" fo:text-transform="none" fo:color="#202122" fo:letter-spacing="normal" fo:font-weight="normal" officeooo:rsid="001bfe1d" style:font-weight-asian="normal" style:font-weight-complex="normal"/>
    </style:style>
    <style:style style:name="T17" style:family="text">
      <style:text-properties fo:font-variant="normal" fo:text-transform="none" fo:color="#202122" fo:letter-spacing="normal" fo:font-weight="normal" officeooo:rsid="0039d788" style:font-weight-asian="normal" style:font-weight-complex="normal"/>
    </style:style>
    <style:style style:name="T18" style:family="text">
      <style:text-properties fo:font-variant="normal" fo:text-transform="none" fo:color="#202122" fo:letter-spacing="normal" fo:font-weight="normal" officeooo:rsid="003a18d2" style:font-weight-asian="normal" style:font-weight-complex="normal"/>
    </style:style>
    <style:style style:name="T19" style:family="text">
      <style:text-properties fo:font-variant="normal" fo:text-transform="none" fo:color="#202122" fo:letter-spacing="normal" fo:font-weight="normal" officeooo:rsid="003ac51b" style:font-weight-asian="normal" style:font-weight-complex="normal"/>
    </style:style>
    <style:style style:name="T20" style:family="text">
      <style:text-properties fo:font-variant="normal" fo:text-transform="none" fo:color="#ce181e" fo:letter-spacing="normal" fo:font-weight="bold" officeooo:rsid="002a9664" style:font-weight-asian="bold" style:font-weight-complex="bold"/>
    </style:style>
    <style:style style:name="T21" style:family="text">
      <style:text-properties fo:font-variant="normal" fo:text-transform="none" fo:color="#ce181e" fo:letter-spacing="normal" fo:font-weight="bold" officeooo:rsid="002dc47e" style:font-weight-asian="bold" style:font-weight-complex="bold"/>
    </style:style>
    <style:style style:name="T22" style:family="text">
      <style:text-properties fo:font-variant="normal" fo:text-transform="none" fo:color="#ce181e" fo:letter-spacing="normal" fo:font-weight="bold" officeooo:rsid="0031acf2" style:font-weight-asian="bold" style:font-weight-complex="bold"/>
    </style:style>
    <style:style style:name="T23" style:family="text">
      <style:text-properties fo:font-variant="normal" fo:text-transform="none" fo:color="#ce181e" fo:letter-spacing="normal" fo:font-weight="bold" officeooo:rsid="0037af28" style:font-weight-asian="bold" style:font-weight-complex="bold"/>
    </style:style>
    <style:style style:name="T24" style:family="text">
      <style:text-properties officeooo:rsid="0006b416"/>
    </style:style>
    <style:style style:name="T25" style:family="text">
      <style:text-properties fo:color="#ce181e" fo:font-weight="bold" officeooo:rsid="0028f098" style:font-weight-asian="bold" style:font-weight-complex="bold"/>
    </style:style>
    <style:style style:name="T26" style:family="text">
      <style:text-properties fo:color="#ce181e" fo:font-weight="bold" officeooo:rsid="003632a9" style:font-weight-asian="bold" style:font-weight-complex="bold"/>
    </style:style>
    <style:style style:name="T27" style:family="text">
      <style:text-properties officeooo:rsid="0025338d"/>
    </style:style>
    <style:style style:name="T28" style:family="text">
      <style:text-properties officeooo:rsid="003632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MANHOS DE VIOLINO</text:p>
      <text:p text:style-name="P8"/>
      <text:p text:style-name="P15">O violino é um instrumento de cordas friccionadas, ou seja, utiliza um arco feito de madeira com um feixe de filamentos (geralmente crina de cavalo) que são fixados às suas extremidades e tensionados. O som do violino <text:span text:style-name="T27">na maioria das vezes</text:span> é produzido conforme o contato dos filamentos do arco com as cordas do instrumento, mas também pode emitir so<text:span text:style-name="T27">ns</text:span> <text:span text:style-name="T27">com dedilhados nas cordas. Assim como qualquer outro instrumento de cordas, os violinos também podem ser amplificados eletronicamente, existindo ainda, instrumentos que são desenvolvidos exclusivamente com esse objetivo (violinos elétricos). <text:s/>O violino é um instrumento muito versátil, assim como é um ícone da música clássica (estando presente, muitas vezes como instrumento principal nas orquestras), também é muito utilizado na música contemporânea, nos mais diversos estilos musicais. Além disso, o timbre diferenciado e encantador, também contribui para que o violino seja considerado um dos instrumentos mais populares e preferidos ao redor do mundo. O violino, diferentemente de outros instrumentos musicais, normalmente não apresenta diversificações de tipos e afinação (normalmente afinado em C – Dó), sendo dividido principalmente por seus variados tamanhos existentes (que possuem uma recomendação de faixa etária, porém isso varia caso a caso, pois as pessoas não crescem proporcionalmente e nem no mesmo ritmo).</text:span></text:p>
      <text:p text:style-name="P7"/>
      <text:p text:style-name="P10"><text:span text:style-name="T25">Violino 1 / 32</text:span><text:span text:style-name="T24"> – O menor violino encontrado normalmente é o que recebe a nomenclatura de violino 1/32. Apesar dessa fração não estar relacionada com o tamanho de qualquer instrumento, ela é utilizada como parâmetro para diferenciar os tamanhos existentes. Obviamente, como a fração 1/32 leva a um número muito pequeno, da mesma forma é o violino que recebe tal nomenclatura (possui no máximo 35 centímetros, normalmente sendo um pouco menor do que isso). A mesma lógica pode ser empregada para os demais tamanhos, quanto maior o número correspondente a fração, maior será o instrumento. O violino 1/32 não é um instrumento muito utilizado na prática, pois se considerarmos o tamanho para execução na postura correta, na maioria dos casos esse violino seria empregado apenas <text:s/>por crianças recém nascidas, até os 2 anos de idade.</text:span></text:p>
      <text:p text:style-name="P9"><text:span text:style-name="T24"><text:s/></text:span></text:p>
      <text:p text:style-name="P3"><text:span text:style-name="T20">Violino 1/16</text:span><text:span text:style-name="T1"> – </text:span><text:span text:style-name="T4">O violino que recebe nomenclatura de 1/16 é maior do que o 1/32, porém, ao contrário do que a fração leva a pensar, ele não tem o dobro do tamanho, na verdade não chega nem próximo a isso. O violino 1/16 </text:span><text:span text:style-name="T5">é pouca coisa maior do que o 1/32, normalmente com um tamanho em torno de 35,5 centímetros, </text:span><text:span text:style-name="T12">podendo chegar a 38 centímetros, </text:span><text:span text:style-name="T18">então também acabada não sendo tão utilizado na prática, pois </text:span><text:span text:style-name="T12">é</text:span><text:span text:style-name="T5"> recomendado para crianças </text:span><text:span text:style-name="T7">de 3-4 anos de idade</text:span><text:span text:style-name="T5">.</text:span></text:p>
      <text:p text:style-name="P1"/>
      <text:p text:style-name="P4"><text:span text:style-name="T21"/></text:p>
      <text:p text:style-name="P4"><text:span text:style-name="T21"/></text:p>
      <text:p text:style-name="P4"><text:soft-page-break/><text:span text:style-name="T21">Violino 1/10</text:span><text:span text:style-name="T1"> – </text:span><text:span text:style-name="T2"><text:s/></text:span><text:span text:style-name="T6">O violino de tamanho 1/10 </text:span><text:span text:style-name="T8">já apresenta um aumento significativo em relação ao violino 1/16 </text:span><text:span text:style-name="T18">c</text:span><text:span text:style-name="T9">om </text:span><text:span text:style-name="T10">tamanho em torno de</text:span><text:span text:style-name="T9"> 3</text:span><text:span text:style-name="T12">9</text:span><text:span text:style-name="T9"> </text:span><text:span text:style-name="T10">a 4</text:span><text:span text:style-name="T12">2</text:span><text:span text:style-name="T9"> centímetros. </text:span><text:span text:style-name="T18">O</text:span><text:span text:style-name="T9"> violino 1/10 é</text:span><text:span text:style-name="T7"> recomendado para crianças de 4-5 anos de idade, </text:span><text:span text:style-name="T18">o que ainda não é o ideal mas abrange um público maior do que os violinos 1/16 e 1/32</text:span><text:span text:style-name="T7">.</text:span></text:p>
      <text:p text:style-name="P12"><text:span text:style-name="T22"/></text:p>
      <text:p text:style-name="P5"><text:span text:style-name="T22">Violino 1/8</text:span><text:span text:style-name="T1"> – </text:span><text:span text:style-name="T11">O violino </text:span><text:span text:style-name="T12">1</text:span><text:span text:style-name="T11">/8 </text:span><text:span text:style-name="T12">tem um tamanho em torno de 43 a 46 centímetros, </text:span><text:span text:style-name="T13">e é recomendado para crianças de 5-6 anos de idade, por ser um pouco maior do que o violino 1/10. <text:s/></text:span><text:span text:style-name="T18">Para muitos o violino 1/8 é considerado o menor violino empregado na prática, pois o recomendável é o inicio dos estudos aos 7 anos, e na maioria dos casos ao atingirem essa idade as crianças vão necessitar de um instrumento com as dimensões do 1/8 (o que como já foi dito, pode variar em cada caso).</text:span></text:p>
      <text:p text:style-name="P5"><text:span text:style-name="T1"/></text:p>
      <text:p text:style-name="P16"><text:span text:style-name="T26">Violino 1/4</text:span> – <text:span text:style-name="T28">O violino 1/4 possui de 47 a 51 centímetros de comprimento e é recomendado para crianças de 7-8 anos de idade. O violino 1/4 é o mais popular dos violinos infantis, pois apesar da indicação de faixa etária dos violinos 1/8 e 1/2, muitas pessoas escolhem o violino 1/4 para abranger toda essa fase de crescimento dos 5 aos 10 anos de idade, lembrando que isso pode variar de criança para criança.</text:span></text:p>
      <text:p text:style-name="P16"/>
      <text:p text:style-name="P17"><text:span text:style-name="T26">Violino 1/2</text:span> – O <text:span text:style-name="T28">violino 1/2 possui de 52 a 56 centímetros de comprimento e é recomendado para crianças de 9-10 anos de idade. Com um aumento considerável em relação ao violino 1/4 e com uma diferença de até 8 centímetros do violino 3/4, o violino 1/2 marca o início para uma transição a um instrumento de tamanho completo.</text:span></text:p>
      <text:p text:style-name="P17"><text:s/></text:p>
      <text:p text:style-name="P6"><text:span text:style-name="T23">Violino 3/4</text:span><text:span text:style-name="T3"> – O</text:span><text:span text:style-name="T14"> violino 3/4 possui em torno de 57 a 60 centímetros de comprimento e é recomendado normalmente para crianças de 11-12 anos de idade. </text:span><text:span text:style-name="T15">Ele é considerado um violino de transição, entre instrumentos de crianças e instrumentos de adultos, pois após ele o instrumento que será utilizado (violino 4/4) vai ter o mesmo tamanho que todos adultos utilizam.</text:span></text:p>
      <text:p text:style-name="P2"/>
      <text:p text:style-name="P13"><text:span text:style-name="T23">Violino 4/4</text:span><text:span text:style-name="T16"> – </text:span><text:span text:style-name="T14">Por fim, o violino 4/4, também chamado de violino full-size (tamanho completo), é o </text:span><text:span text:style-name="T17">tamanho clássico de violino, e portanto, o</text:span><text:span text:style-name="T14"> </text:span><text:span text:style-name="T17">mais </text:span><text:span text:style-name="T14">comum de ser encontrado. </text:span><text:span text:style-name="T17">Devido ao seu tamanho, o violino 4/4</text:span><text:span text:style-name="T14"> é recomendado para quem </text:span><text:span text:style-name="T19">tem</text:span><text:span text:style-name="T14"> </text:span><text:span text:style-name="T15">mais de 12 anos de idade, </text:span><text:span text:style-name="T19">no entanto, </text:span><text:span text:style-name="T17">boa parte das crianças com essa faixa etária ainda não vão ter tamanho suficiente para utilizá-lo</text:span><text:span text:style-name="T15">, por isso é considerado como o “</text:span><text:span text:style-name="T17">violino</text:span><text:span text:style-name="T15"> dos adult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1H9M5S</meta:editing-duration>
    <meta:editing-cycles>5</meta:editing-cycles>
    <meta:generator>LibreOffice/6.0.7.3$Linux_X86_64 LibreOffice_project/00m0$Build-3</meta:generator>
    <dc:date>2020-06-13T16:02:34.242743787</dc:date>
    <meta:document-statistic meta:table-count="0" meta:image-count="0" meta:object-count="0" meta:page-count="2" meta:paragraph-count="12" meta:word-count="839" meta:character-count="4973" meta:non-whitespace-character-count="4129"/>
  </office:meta>
</office:document-meta>
</file>